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ium" svg:font-family="Gentium" style:font-pitch="variable"/>
    <style:font-face style:name="Gentium Basic" svg:font-family="'Gentium Basic'" style:font-pitch="variable"/>
    <style:font-face style:name="Liberation Sans1" svg:font-family="'Liberation Sans'" style:font-pitch="variable"/>
    <style:font-face style:name="Roboto Light" svg:font-family="'Robo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00" draw:textarea-horizontal-align="justify" draw:textarea-vertical-align="middle" draw:auto-grow-height="false" fo:min-height="0.614cm" fo:min-width="0.543cm"/>
    </style:style>
    <style:style style:name="gr2" style:family="graphic" style:parent-style-name="standard">
      <style:graphic-properties svg:stroke-width="0.102cm" draw:marker-start-width="0.509cm" draw:marker-end-width="0.509cm" draw:fill-color="#e6e6e6" draw:textarea-horizontal-align="left" draw:textarea-vertical-align="top" draw:auto-grow-height="false" fo:min-height="10.671cm" fo:min-width="9.299cm" fo:padding-top="0.102cm" fo:padding-bottom="0.176cm" fo:padding-left="0.406cm" fo:padding-right="0.301cm"/>
    </style:style>
    <style:style style:name="gr3" style:family="graphic" style:parent-style-name="standard">
      <style:graphic-properties svg:stroke-width="0.102cm" draw:marker-start-width="0.509cm" draw:marker-end-width="0.509cm" draw:fill-color="#cfe7f5" draw:textarea-horizontal-align="left" draw:textarea-vertical-align="top" draw:auto-grow-height="false" fo:min-height="10.671cm" fo:min-width="9.299cm" fo:padding-top="0.102cm" fo:padding-bottom="0.176cm" fo:padding-left="0.406cm" fo:padding-right="0.301cm"/>
    </style:style>
    <style:style style:name="gr4" style:family="graphic" style:parent-style-name="standard">
      <style:graphic-properties svg:stroke-width="0.102cm" draw:marker-start-width="0.509cm" draw:marker-end-width="0.509cm" draw:fill-color="#e6e6ff" draw:textarea-horizontal-align="left" draw:textarea-vertical-align="top" draw:auto-grow-height="false" fo:min-height="10.671cm" fo:min-width="9.299cm" fo:padding-top="0.102cm" fo:padding-bottom="0.176cm" fo:padding-left="0.406cm" fo:padding-right="0.301cm"/>
    </style:style>
    <style:style style:name="gr5" style:family="graphic" style:parent-style-name="standard">
      <style:graphic-properties svg:stroke-width="0.051cm" svg:stroke-color="#666666" draw:marker-start-width="0.355cm" draw:marker-end-width="0.355cm" draw:fill-color="#ffffff" draw:textarea-horizontal-align="center" draw:textarea-vertical-align="top" draw:auto-grow-height="false" fo:min-height="8.873cm" fo:min-width="4.072cm" fo:padding-top="0.15cm" fo:padding-bottom="0.15cm" fo:padding-left="0.275cm" fo:padding-right="0.275cm"/>
    </style:style>
    <style:style style:name="gr6" style:family="graphic" style:parent-style-name="standard">
      <style:graphic-properties svg:stroke-width="0.051cm" svg:stroke-color="#666666" draw:marker-start-width="0.355cm" draw:marker-end-width="0.355cm" draw:fill-color="#ffffff" draw:textarea-horizontal-align="center" draw:textarea-vertical-align="top" draw:auto-grow-height="false" fo:min-height="8.876cm" fo:min-width="4.072cm" fo:padding-top="0.15cm" fo:padding-bottom="0.15cm" fo:padding-left="0.275cm" fo:padding-right="0.275cm"/>
    </style:style>
    <style:style style:name="gr7" style:family="graphic" style:parent-style-name="standard">
      <style:graphic-properties svg:stroke-color="#333333" draw:fill-color="#666666" draw:textarea-horizontal-align="justify" draw:textarea-vertical-align="middle" draw:auto-grow-height="false" fo:min-height="2.152cm" fo:min-width="3.426cm"/>
    </style:style>
    <style:style style:name="gr8" style:family="graphic" style:parent-style-name="standard">
      <style:graphic-properties svg:stroke-color="#333333" draw:fill-color="#666666" draw:textarea-horizontal-align="justify" draw:textarea-vertical-align="middle" draw:auto-grow-height="false" fo:min-height="0.686cm" fo:min-width="3.51cm"/>
    </style:style>
    <style:style style:name="gr9" style:family="graphic" style:parent-style-name="standard">
      <style:graphic-properties svg:stroke-color="#333333" draw:fill-color="#666666" draw:textarea-horizontal-align="justify" draw:textarea-vertical-align="middle" draw:auto-grow-height="false" fo:min-height="1.432cm" fo:min-width="3.468cm"/>
    </style:style>
    <style:style style:name="gr10" style:family="graphic" style:parent-style-name="objectwithoutfill">
      <style:graphic-properties svg:stroke-width="0.102cm" svg:stroke-color="#000080" draw:marker-start="Arrow" draw:marker-start-width="0.509cm" draw:marker-end="Arrow" draw:marker-end-width="0.508cm" draw:fill="none" draw:textarea-vertical-align="middle" fo:padding-top="0.176cm" fo:padding-bottom="0.176cm" fo:padding-left="0.301cm" fo:padding-right="0.301cm" draw:shadow-offset-x="0.203cm" draw:shadow-offset-y="0.203cm"/>
    </style:style>
    <style:style style:name="gr11" style:family="graphic" style:parent-style-name="objectwithoutfill">
      <style:graphic-properties svg:stroke-width="0.102cm" svg:stroke-color="#000080" draw:marker-start="Arrow" draw:marker-start-width="0.509cm" draw:marker-end="" draw:marker-end-width="0.508cm" draw:fill="none" draw:textarea-vertical-align="middle" fo:padding-top="0.176cm" fo:padding-bottom="0.176cm" fo:padding-left="0.301cm" fo:padding-right="0.301cm" draw:shadow-offset-x="0.203cm" draw:shadow-offset-y="0.203cm"/>
    </style:style>
    <style:style style:name="gr12" style:family="graphic" style:parent-style-name="standard">
      <style:graphic-properties svg:stroke-width="0.356cm" svg:stroke-color="#4c4c4c" draw:marker-start-width="1.271cm" draw:marker-end-width="1.271cm" draw:fill-color="#e6e6e6" draw:textarea-horizontal-align="justify" draw:textarea-vertical-align="middle" draw:auto-grow-height="false" fo:min-height="3.806cm" fo:min-width="2.286cm" fo:padding-top="0.303cm" fo:padding-bottom="0.303cm" fo:padding-left="0.428cm" fo:padding-right="0.428cm"/>
    </style:style>
    <style:style style:name="gr13" style:family="graphic" style:parent-style-name="standard">
      <style:graphic-properties svg:stroke-width="0.152cm" svg:stroke-color="#4c4c4c" draw:marker-start-width="0.659cm" draw:marker-end-width="0.659cm" draw:fill-color="#e6e6e6" draw:textarea-horizontal-align="justify" draw:textarea-vertical-align="middle" draw:auto-grow-height="false" fo:min-height="2.334cm" fo:min-width="0.682cm" fo:padding-top="0.201cm" fo:padding-bottom="0.201cm" fo:padding-left="0.326cm" fo:padding-right="0.326cm"/>
    </style:style>
    <style:style style:name="gr14" style:family="graphic" style:parent-style-name="standard">
      <style:graphic-properties svg:stroke-width="0.102cm" svg:stroke-color="#000000" draw:marker-start-width="0.509cm" draw:marker-end-width="0.509cm" draw:fill-color="#99ccff" draw:textarea-horizontal-align="justify" draw:textarea-vertical-align="middle" draw:auto-grow-height="false" fo:min-height="0.327cm" fo:min-width="2.955cm" fo:padding-top="0.176cm" fo:padding-bottom="0.176cm" fo:padding-left="0.301cm" fo:padding-right="0.301cm"/>
    </style:style>
    <style:style style:name="gr15" style:family="graphic" style:parent-style-name="standard">
      <style:graphic-properties svg:stroke-width="0.102cm" svg:stroke-color="#000000" draw:marker-start-width="0.509cm" draw:marker-end-width="0.509cm" draw:fill-color="#cfe7f5" draw:textarea-horizontal-align="justify" draw:textarea-vertical-align="middle" draw:auto-grow-height="false" fo:min-height="1.669cm" fo:min-width="1.431cm" fo:padding-top="0.176cm" fo:padding-bottom="0.176cm" fo:padding-left="0.301cm" fo:padding-right="0.301cm"/>
    </style:style>
    <style:style style:name="gr16"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17" style:family="graphic" style:parent-style-name="objectwithoutfill">
      <style:graphic-properties svg:stroke-width="0.102cm" svg:stroke-color="#4c4c4c" draw:marker-start="Arrow" draw:marker-start-width="0.406cm" draw:marker-end="" draw:marker-end-width="0.508cm" draw:fill="none" draw:textarea-vertical-align="middle" fo:padding-top="0.176cm" fo:padding-bottom="0.176cm" fo:padding-left="0.301cm" fo:padding-right="0.301cm" draw:shadow-offset-x="0.203cm" draw:shadow-offset-y="0.203cm"/>
    </style:style>
    <style:style style:name="gr18" style:family="graphic" style:parent-style-name="standard">
      <style:graphic-properties svg:stroke-width="0.102cm" svg:stroke-color="#198a8a" draw:marker-start-width="0.508cm" draw:marker-end-width="0.508cm" draw:fill-color="#cfe7f5" draw:textarea-horizontal-align="left" draw:textarea-vertical-align="top" draw:auto-grow-height="false" fo:min-height="4.073cm" fo:min-width="9.069cm" fo:padding-top="0.406cm" fo:padding-bottom="0.175cm" fo:padding-left="0.558cm" fo:padding-right="0.3cm"/>
    </style:style>
    <style:style style:name="gr19" style:family="graphic" style:parent-style-name="standard">
      <style:graphic-properties svg:stroke-color="#333333" draw:fill-color="#004a4a" draw:textarea-horizontal-align="justify" draw:textarea-vertical-align="middle" draw:auto-grow-height="false" fo:min-height="0.771cm" fo:min-width="3.733cm"/>
    </style:style>
    <style:style style:name="gr20" style:family="graphic" style:parent-style-name="standard">
      <style:graphic-properties svg:stroke-color="#333333" draw:fill-color="#004a4a" draw:textarea-horizontal-align="justify" draw:textarea-vertical-align="middle" draw:auto-grow-height="false" fo:min-height="0.815cm" fo:min-width="3.73cm"/>
    </style:style>
    <style:style style:name="gr21" style:family="graphic" style:parent-style-name="standard">
      <style:graphic-properties svg:stroke-color="#333333" draw:fill-color="#004a4a" draw:textarea-horizontal-align="justify" draw:textarea-vertical-align="middle" draw:auto-grow-height="false" fo:min-height="0.786cm" fo:min-width="3.732cm"/>
    </style:style>
    <style:style style:name="gr22" style:family="graphic" style:parent-style-name="standard">
      <style:graphic-properties svg:stroke-width="0.102cm" svg:stroke-color="#000000" draw:marker-start-width="0.509cm" draw:marker-end-width="0.509cm" draw:fill-color="#ffff00" draw:textarea-horizontal-align="justify" draw:textarea-vertical-align="middle" draw:auto-grow-height="false" fo:min-height="1.82cm" fo:min-width="0cm" fo:padding-top="0.176cm" fo:padding-bottom="0.176cm" fo:padding-left="0.301cm" fo:padding-right="0.301cm"/>
    </style:style>
    <style:style style:name="gr23" style:family="graphic" style:parent-style-name="standard">
      <style:graphic-properties svg:stroke-width="0.102cm" svg:stroke-color="#000000" draw:marker-start-width="0.509cm" draw:marker-end-width="0.509cm" draw:fill-color="#ffff00" draw:textarea-horizontal-align="justify" draw:textarea-vertical-align="middle" draw:auto-grow-height="false" fo:min-height="1.821cm" fo:min-width="0cm" fo:padding-top="0.176cm" fo:padding-bottom="0.176cm" fo:padding-left="0.301cm" fo:padding-right="0.301cm"/>
    </style:style>
    <style:style style:name="gr24" style:family="graphic" style:parent-style-name="standard">
      <style:graphic-properties svg:stroke-width="0.102cm" svg:stroke-color="#000000" draw:marker-start-width="0.509cm" draw:marker-end-width="0.509cm" draw:fill-color="#ffff00" draw:textarea-horizontal-align="justify" draw:textarea-vertical-align="middle" draw:auto-grow-height="false" fo:min-height="1.611cm" fo:min-width="0cm" fo:padding-top="0.176cm" fo:padding-bottom="0.176cm" fo:padding-left="0.301cm" fo:padding-right="0.301cm"/>
    </style:style>
    <style:style style:name="gr25" style:family="graphic" style:parent-style-name="standard">
      <style:graphic-properties draw:stroke="none" svg:stroke-color="#000000" draw:fill="none" draw:fill-color="#ffffff" draw:auto-grow-height="true" draw:auto-grow-width="false" fo:max-height="0cm" fo:min-height="1.289cm"/>
    </style:style>
    <style:style style:name="gr26" style:family="graphic" style:parent-style-name="standard">
      <style:graphic-properties svg:stroke-width="0.102cm" svg:stroke-color="#000080" draw:marker-start-width="0.509cm" draw:marker-end-width="0.509cm" draw:fill-color="#cfe7f5" draw:textarea-horizontal-align="justify" draw:textarea-vertical-align="middle" draw:auto-grow-height="false" fo:min-height="1.774cm" fo:min-width="2.948cm" fo:padding-top="0.176cm" fo:padding-bottom="0.176cm" fo:padding-left="0.301cm" fo:padding-right="0.301cm" fo:wrap-option="no-wrap"/>
    </style:style>
    <style:style style:name="gr27" style:family="graphic" style:parent-style-name="standard">
      <style:graphic-properties draw:stroke="none" svg:stroke-color="#000000" draw:fill="none" draw:fill-color="#ffffff" draw:textarea-horizontal-align="left" draw:auto-grow-height="true" draw:auto-grow-width="false" fo:min-height="0.725cm" fo:min-width="0cm"/>
    </style:style>
    <style:style style:name="gr28"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start"/>
      <style:text-properties style:font-name="Gentium"/>
    </style:style>
    <style:style style:name="P3" style:family="paragraph">
      <style:paragraph-properties fo:text-align="start"/>
      <style:text-properties fo:color="#000080" style:font-name="Gentium" fo:font-size="22pt" fo:font-weight="bold" style:font-size-asian="22pt" style:font-weight-asian="bold" style:font-size-complex="22pt" style:font-weight-complex="bold"/>
    </style:style>
    <style:style style:name="P4" style:family="paragraph">
      <style:paragraph-properties fo:text-align="start"/>
      <style:text-properties style:font-name="Gentium" fo:font-size="24pt" fo:font-weight="bold" style:font-size-asian="24pt" style:font-weight-asian="bold" style:font-size-complex="24pt" style:font-weight-complex="bold"/>
    </style:style>
    <style:style style:name="P5" style:family="paragraph">
      <style:paragraph-properties fo:text-align="start"/>
      <style:text-properties fo:color="#000080" style:font-name="Gentium" fo:font-size="24pt" fo:font-weight="bold" style:font-size-asian="24pt" style:font-weight-asian="bold" style:font-size-complex="24pt" style:font-weight-complex="bold"/>
    </style:style>
    <style:style style:name="P6" style:family="paragraph">
      <style:paragraph-properties fo:text-align="center"/>
      <style:text-properties style:font-name="Gentium Basic"/>
    </style:style>
    <style:style style:name="P7" style:family="paragraph">
      <style:paragraph-properties fo:text-align="center"/>
      <style:text-properties fo:color="#ffffff" style:font-name="Gentium" fo:font-weight="normal" style:font-weight-asian="normal" style:font-weight-complex="normal"/>
    </style:style>
    <style:style style:name="P8" style:family="paragraph">
      <style:paragraph-properties fo:text-align="center"/>
      <style:text-properties style:font-name="Gentium" fo:font-size="20pt" style:font-size-asian="20pt" style:font-size-complex="20pt"/>
    </style:style>
    <style:style style:name="P9" style:family="paragraph">
      <style:paragraph-properties fo:text-align="center"/>
      <style:text-properties fo:color="#333333" style:font-name="Gentium" fo:font-size="20pt" style:font-size-asian="20pt" style:font-size-complex="20pt"/>
    </style:style>
    <style:style style:name="P10" style:family="paragraph">
      <style:paragraph-properties fo:text-align="center"/>
      <style:text-properties style:font-name="Gentium" fo:font-size="13pt" fo:font-weight="normal" style:font-size-asian="13pt" style:font-weight-asian="normal" style:font-size-complex="13pt" style:font-weight-complex="normal"/>
    </style:style>
    <style:style style:name="P11" style:family="paragraph">
      <style:paragraph-properties fo:text-align="center"/>
      <style:text-properties style:font-name="Gentium"/>
    </style:style>
    <style:style style:name="P12" style:family="paragraph">
      <style:paragraph-properties fo:text-align="center"/>
      <style:text-properties fo:font-weight="bold" style:font-weight-asian="bold" style:font-weight-complex="bold"/>
    </style:style>
    <style:style style:name="P13" style:family="paragraph">
      <style:paragraph-properties fo:text-align="center"/>
      <style:text-properties fo:color="#004a4a" style:font-name="Gentium Basic" fo:font-size="22pt" fo:font-style="normal" fo:font-weight="bold" style:font-size-asian="22pt" style:font-style-asian="normal" style:font-weight-asian="bold" style:font-size-complex="22pt" style:font-style-complex="normal" style:font-weight-complex="bold"/>
    </style:style>
    <style:style style:name="P14" style:family="paragraph">
      <style:paragraph-properties fo:text-align="start"/>
    </style:style>
    <style:style style:name="P15" style:family="paragraph">
      <style:text-properties style:font-name="Gentium" fo:font-size="16pt" style:font-size-asian="16pt" style:font-size-complex="16pt"/>
    </style:style>
    <style:style style:name="P16" style:family="paragraph">
      <style:paragraph-properties fo:text-align="center"/>
      <style:text-properties fo:color="#000080" style:font-name="Gentium" fo:font-weight="bold" style:font-weight-asian="bold" style:font-weight-complex="bold"/>
    </style:style>
    <style:style style:name="P17" style:family="paragraph">
      <style:text-properties fo:color="#333333" style:font-name="Gentium"/>
    </style:style>
    <style:style style:name="T1" style:family="text">
      <style:text-properties fo:color="#000080" style:font-name="Gentium" fo:font-size="22pt" fo:font-weight="bold" style:font-size-asian="22pt" style:font-weight-asian="bold" style:font-size-complex="22pt" style:font-weight-complex="bold"/>
    </style:style>
    <style:style style:name="T2" style:family="text">
      <style:text-properties fo:color="#000080" style:font-name="Gentium" fo:font-size="24pt" fo:font-weight="bold" style:font-size-asian="24pt" style:font-weight-asian="bold" style:font-size-complex="24pt" style:font-weight-complex="bold"/>
    </style:style>
    <style:style style:name="T3" style:family="text">
      <style:text-properties style:font-name="Gentium Basic"/>
    </style:style>
    <style:style style:name="T4" style:family="text">
      <style:text-properties fo:color="#ffffff" style:font-name="Gentium" fo:font-weight="normal" style:font-weight-asian="normal" style:font-weight-complex="normal"/>
    </style:style>
    <style:style style:name="T5" style:family="text">
      <style:text-properties fo:color="#333333" style:font-name="Gentium" fo:font-size="20pt" style:font-size-asian="20pt" style:font-size-complex="20pt"/>
    </style:style>
    <style:style style:name="T6" style:family="text">
      <style:text-properties fo:color="#004a4a" style:font-name="Gentium Basic" fo:font-size="22pt" fo:font-style="normal" fo:font-weight="bold" style:font-size-asian="22pt" style:font-style-asian="normal" style:font-weight-asian="bold" style:font-size-complex="22pt" style:font-style-complex="normal" style:font-weight-complex="bold"/>
    </style:style>
    <style:style style:name="T7" style:family="text">
      <style:text-properties style:font-name="Gentium" fo:font-size="16pt" style:font-size-asian="16pt" style:font-size-complex="16pt"/>
    </style:style>
    <style:style style:name="T8" style:family="text">
      <style:text-properties fo:color="#000080" style:font-name="Gentium" fo:font-weight="bold" style:font-weight-asian="bold" style:font-weight-complex="bold"/>
    </style:style>
    <style:style style:name="T9" style:family="text">
      <style:text-properties fo:color="#333333" style:font-name="Gentiu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951cm" svg:height="2.442cm" svg:x="19.686cm" svg:y="13.30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 draw:text-style-name="P3" draw:layer="layout" svg:width="10.414cm" svg:height="11.357cm" svg:x="1.124cm" svg:y="1.343cm">
          <text:p text:style-name="P2"><text:span text:style-name="T1">Cheap Linux VPS</text:span></text:p>
          <draw:enhanced-geometry svg:viewBox="0 0 21600 21600" draw:mirror-horizontal="false" draw:mirror-vertical="false" draw:path-stretchpoint-x="10800" draw:path-stretchpoint-y="10800" draw:text-areas="?f3 ?f4 ?f5 ?f6" draw:type="round-rectangle" draw:modifiers="1449.67834853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414cm" svg:height="11.357cm" svg:x="1.632cm" svg:y="2.032cm">
          <text:p text:style-name="P2"><text:span text:style-name="T1">Cheap Linux VPS</text:span></text:p>
          <draw:enhanced-geometry svg:viewBox="0 0 21600 21600" draw:path-stretchpoint-x="10800" draw:path-stretchpoint-y="10800" draw:text-areas="?f3 ?f4 ?f5 ?f6" draw:type="round-rectangle" draw:modifiers="1449.67834853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0.414cm" svg:height="11.357cm" svg:x="2.14cm" svg:y="2.794cm">
          <text:p text:style-name="P4"><text:span text:style-name="T2">Cheap Linux VPS</text:span></text:p>
          <draw:enhanced-geometry svg:viewBox="0 0 21600 21600" draw:path-stretchpoint-x="10800" draw:path-stretchpoint-y="10800" draw:text-areas="?f3 ?f4 ?f5 ?f6" draw:type="round-rectangle" draw:modifiers="1449.67834853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4.572cm" svg:height="9.123cm" svg:x="2.648cm" svg:y="4.366cm">
          <text:p text:style-name="P1"><text:span text:style-name="T3">Station Server</text:span></text:p>
          <draw:enhanced-geometry svg:viewBox="0 0 21600 21600" draw:type="rectangle" draw:enhanced-path="M 0 0 L 21600 0 21600 21600 0 21600 0 0 Z N"/>
        </draw:custom-shape>
        <draw:custom-shape draw:style-name="gr6" draw:text-style-name="P6" draw:layer="layout" svg:width="4.572cm" svg:height="9.126cm" svg:x="7.474cm" svg:y="4.363cm">
          <text:p text:style-name="P1"><text:span text:style-name="T3">Station Server</text:span></text:p>
          <draw:enhanced-geometry svg:viewBox="0 0 21600 21600" draw:type="rectangle" draw:enhanced-path="M 0 0 L 21600 0 21600 21600 0 21600 0 0 Z N"/>
        </draw:custom-shape>
        <draw:custom-shape draw:style-name="gr7" draw:text-style-name="P7" draw:layer="layout" svg:width="4.064cm" svg:height="2.54cm" svg:x="2.902cm" svg:y="5.388cm">
          <text:p text:style-name="P1"><text:span text:style-name="T4">Cascaded</text:span></text:p>
          <text:p text:style-name="P1"><text:span text:style-name="T4">Stream</text:span></text:p>
          <text:p text:style-name="P1"><text:span text:style-name="T4">Downloader</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4.064cm" svg:height="0.99cm" svg:x="2.902cm" svg:y="8.154cm">
          <text:p text:style-name="P1"><text:span text:style-name="T4">SQLite3</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4.064cm" svg:height="1.778cm" svg:x="2.902cm" svg:y="9.398cm">
          <text:p text:style-name="P1"><text:span text:style-name="T4">Archive</text:span></text:p>
          <text:p text:style-name="P1"><text:span text:style-name="T4">Manager</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4.064cm" svg:height="1.778cm" svg:x="2.902cm" svg:y="11.43cm">
          <text:p text:style-name="P1"><text:span text:style-name="T4">Stream </text:span></text:p>
          <text:p text:style-name="P1"><text:span text:style-name="T4">Webserver</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4.064cm" svg:height="2.54cm" svg:x="7.728cm" svg:y="5.388cm">
          <text:p text:style-name="P1"><text:span text:style-name="T4">Cascaded</text:span></text:p>
          <text:p text:style-name="P1"><text:span text:style-name="T4">Stream</text:span></text:p>
          <text:p text:style-name="P1"><text:span text:style-name="T4">Downloader</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4.064cm" svg:height="0.99cm" svg:x="7.728cm" svg:y="8.154cm">
          <text:p text:style-name="P1"><text:span text:style-name="T4">SQLite3</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4.064cm" svg:height="1.778cm" svg:x="7.728cm" svg:y="9.398cm">
          <text:p text:style-name="P1"><text:span text:style-name="T4">Archive</text:span></text:p>
          <text:p text:style-name="P1"><text:span text:style-name="T4">Manager</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4.064cm" svg:height="1.778cm" svg:x="7.728cm" svg:y="11.43cm">
          <text:p text:style-name="P1"><text:span text:style-name="T4">Stream </text:span></text:p>
          <text:p text:style-name="P1"><text:span text:style-name="T4">Webserver</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2.554cm" svg:y1="13.188cm" svg:x2="15.781cm" svg:y2="14.42cm">
          <text:p/>
        </draw:line>
        <draw:line draw:style-name="gr11" draw:text-style-name="P1" draw:layer="layout" svg:x1="12.554cm" svg:y1="8.636cm" svg:x2="15.602cm" svg:y2="9.398cm">
          <text:p/>
        </draw:line>
        <draw:line draw:style-name="gr11" draw:text-style-name="P1" draw:layer="layout" svg:x1="12.58cm" svg:y1="7.874cm" svg:x2="15.602cm" svg:y2="8.636cm">
          <text:p/>
        </draw:line>
        <draw:line draw:style-name="gr11" draw:text-style-name="P1" draw:layer="layout" svg:x1="12.554cm" svg:y1="9.398cm" svg:x2="15.602cm" svg:y2="10.16cm">
          <text:p/>
        </draw:line>
        <draw:custom-shape draw:style-name="gr12" draw:text-style-name="P9" draw:layer="layout" svg:width="3.302cm" svg:height="4.572cm" svg:x="17.821cm" svg:y="1.54cm">
          <text:p text:style-name="P8"><text:span text:style-name="T5">aTablet</text:span></text:p>
          <draw:enhanced-geometry svg:viewBox="0 0 21600 21600" draw:path-stretchpoint-x="10800" draw:path-stretchpoint-y="10800" draw:text-areas="?f3 ?f4 ?f5 ?f6" draw:type="round-rectangle" draw:modifiers="1800.644007155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1.402cm" svg:height="2.804cm" svg:x="15.203cm" svg:y="3.436cm">
          <text:p/>
          <draw:enhanced-geometry svg:viewBox="0 0 21600 21600" draw:mirror-horizontal="false" draw:mirror-vertical="false" draw:path-stretchpoint-x="10800" draw:path-stretchpoint-y="10800" draw:text-areas="?f3 ?f4 ?f5 ?f6" draw:type="round-rectangle" draw:modifiers="1800.644007155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draw:layer="layout" svg:width="3.556cm" svg:height="2.032cm" svg:x="22.073cm" svg:y="4.254cm">
          <text:p/>
          <draw:enhanced-geometry svg:viewBox="0 0 88 21600" draw:glue-points="44 ?f6 44 0 0 10800 44 21600 88 10800" draw:text-areas="0 ?f6 88 ?f3" draw:type="can" draw:modifiers="9591.9055649241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11" draw:layer="layout" svg:width="2.032cm" svg:height="2.54cm" svg:x="22.881cm" svg:y="2.222cm">
          <text:p text:style-name="P1"/>
          <draw:enhanced-geometry svg:viewBox="0 0 88 21600" draw:glue-points="44 ?f6 44 0 0 10800 44 21600 88 10800" draw:text-areas="0 ?f6 88 ?f3" draw:type="can" draw:modifiers="2947.0646113479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6" draw:text-style-name="P1" draw:layer="layout" svg:x1="22.581cm" svg:y1="5.016cm" svg:x2="22.581cm" svg:y2="6.132cm">
          <text:p/>
        </draw:line>
        <draw:line draw:style-name="gr16" draw:text-style-name="P1" draw:layer="layout" svg:x1="23.851cm" svg:y1="5.17cm" svg:x2="23.851cm" svg:y2="6.286cm">
          <text:p/>
        </draw:line>
        <draw:line draw:style-name="gr16" draw:text-style-name="P1" draw:layer="layout" svg:x1="25.121cm" svg:y1="5.016cm" svg:x2="25.121cm" svg:y2="6.132cm">
          <text:p/>
        </draw:line>
        <draw:line draw:style-name="gr16" draw:text-style-name="P1" draw:layer="layout" svg:x1="23.143cm" svg:y1="5.116cm" svg:x2="23.143cm" svg:y2="6.232cm">
          <text:p/>
        </draw:line>
        <draw:line draw:style-name="gr16" draw:text-style-name="P1" draw:layer="layout" svg:x1="24.543cm" svg:y1="5.116cm" svg:x2="24.543cm" svg:y2="6.232cm">
          <text:p/>
        </draw:line>
        <draw:line draw:style-name="gr16" draw:text-style-name="P1" draw:layer="layout" svg:x1="23.104cm" svg:y1="4.685cm" svg:x2="22.581cm" svg:y2="5.016cm">
          <text:p/>
        </draw:line>
        <draw:line draw:style-name="gr16" draw:text-style-name="P1" draw:layer="layout" svg:x1="22.881cm" svg:y1="4.57cm" svg:x2="22.073cm" svg:y2="4.762cm">
          <text:p/>
        </draw:line>
        <draw:line draw:style-name="gr16" draw:text-style-name="P1" draw:layer="layout" svg:x1="23.474cm" svg:y1="4.762cm" svg:x2="23.089cm" svg:y2="5.116cm">
          <text:p/>
        </draw:line>
        <draw:line draw:style-name="gr16" draw:text-style-name="P1" draw:layer="layout" svg:x1="23.851cm" svg:y1="4.762cm" svg:x2="23.851cm" svg:y2="5.17cm">
          <text:p/>
        </draw:line>
        <draw:line draw:style-name="gr16" draw:text-style-name="P1" draw:layer="layout" svg:x1="24.315cm" svg:y1="4.762cm" svg:x2="24.543cm" svg:y2="5.116cm">
          <text:p/>
        </draw:line>
        <draw:line draw:style-name="gr16" draw:text-style-name="P1" draw:layer="layout" svg:x1="24.742cm" svg:y1="4.662cm" svg:x2="25.121cm" svg:y2="5.016cm">
          <text:p/>
        </draw:line>
        <draw:line draw:style-name="gr16" draw:text-style-name="P1" draw:layer="layout" svg:x1="24.913cm" svg:y1="4.611cm" svg:x2="25.629cm" svg:y2="4.762cm">
          <text:p/>
        </draw:line>
        <draw:line draw:style-name="gr17" draw:text-style-name="P1" draw:layer="layout" svg:x1="16.757cm" svg:y1="7.931cm" svg:x2="15.755cm" svg:y2="6.168cm">
          <text:p/>
        </draw:line>
        <draw:custom-shape draw:style-name="gr18" draw:text-style-name="P13" draw:layer="layout" svg:width="9.927cm" svg:height="4.654cm" svg:x="15.602cm" svg:y="7.931cm">
          <text:p text:style-name="P12"><text:span text:style-name="T6">indycast.net</text:span></text:p>
          <draw:enhanced-geometry svg:viewBox="0 0 21600 21600" draw:type="rectangle" draw:enhanced-path="M 0 0 L 21600 0 21600 21600 0 21600 0 0 Z N"/>
        </draw:custom-shape>
        <draw:custom-shape draw:style-name="gr19" draw:text-style-name="P7" draw:layer="layout" svg:width="4.291cm" svg:height="1.079cm" svg:x="16.089cm" svg:y="9.465cm">
          <text:p text:style-name="P1"><text:span text:style-name="T4">Icon Engine</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7" draw:layer="layout" svg:width="4.29cm" svg:height="1.125cm" svg:x="20.824cm" svg:y="9.419cm">
          <text:p text:style-name="P1"><text:span text:style-name="T4">Front End</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4.291cm" svg:height="1.079cm" svg:x="16.089cm" svg:y="10.92cm">
          <text:p text:style-name="P1"><text:span text:style-name="T4">Health Check</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4.29cm" svg:height="1.094cm" svg:x="20.826cm" svg:y="10.912cm">
          <text:p text:style-name="P1"><text:span text:style-name="T4">Reminders</text:span></text:p>
          <draw:enhanced-geometry svg:viewBox="0 0 21600 21600" draw:path-stretchpoint-x="10800" draw:path-stretchpoint-y="10800" draw:text-areas="?f3 ?f4 ?f5 ?f6" draw:type="round-rectangle" draw:modifiers="2017.030411449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 draw:layer="layout" svg:x1="19.393cm" svg:y1="7.931cm" svg:x2="19.393cm" svg:y2="6.14cm">
          <text:p/>
        </draw:line>
        <draw:custom-shape draw:style-name="gr22" draw:text-style-name="P1" draw:layer="layout" svg:width="0.375cm" svg:height="2.171cm" draw:transform="skewX (-0.0753982236861551) rotate (-0.072082098107366) translate (23.469cm 2.571cm)">
          <text:p/>
          <draw:enhanced-geometry svg:viewBox="0 0 21600 21600" draw:type="rectangle" draw:enhanced-path="M 0 0 L 21600 0 21600 21600 0 21600 0 0 Z N"/>
        </draw:custom-shape>
        <draw:custom-shape draw:style-name="gr23" draw:text-style-name="P1" draw:layer="layout" svg:width="0.446cm" svg:height="2.17cm" draw:transform="skewX (0.152716309549504) rotate (-2.99079620621748) translate (24.761cm 4.695cm)">
          <text:p/>
          <draw:enhanced-geometry svg:viewBox="0 0 21600 21600" draw:mirror-vertical="false" draw:type="rectangle" draw:enhanced-path="M 0 0 L 21600 0 21600 21600 0 21600 0 0 Z N"/>
        </draw:custom-shape>
        <draw:custom-shape draw:style-name="gr24" draw:text-style-name="P1" draw:layer="layout" svg:width="0.253cm" svg:height="1.96cm" draw:transform="skewX (-0.408756110817072) rotate (-0.410675972994265) translate (22.884cm 2.472cm)">
          <text:p/>
          <draw:enhanced-geometry svg:viewBox="0 0 21600 21600" draw:type="rectangle" draw:enhanced-path="M 0 0 L 21600 0 21600 21600 0 21600 0 0 Z N"/>
        </draw:custom-shape>
        <draw:frame draw:style-name="gr25" draw:text-style-name="P15" draw:layer="layout" svg:width="3.415cm" svg:height="2.183cm" svg:x="24.913cm" svg:y="2.222cm">
          <draw:text-box>
            <text:p text:style-name="P14"><text:span text:style-name="T7">Traditional</text:span></text:p>
            <text:p text:style-name="P14"><text:span text:style-name="T7">Desktop Computer</text:span></text:p>
          </draw:text-box>
        </draw:frame>
        <draw:line draw:style-name="gr17" draw:text-style-name="P1" draw:layer="layout" svg:x1="23.249cm" svg:y1="7.931cm" svg:x2="23.83cm" svg:y2="6.286cm">
          <text:p/>
        </draw:line>
        <draw:custom-shape draw:style-name="gr26" draw:text-style-name="P16" draw:layer="layout" svg:width="5.433cm" svg:height="3.277cm" svg:x="15.781cm" svg:y="13.223cm">
          <text:p text:style-name="P1"><text:span text:style-name="T8">Azure LRS</text:span></text:p>
          <text:p text:style-name="P1"><text:span text:style-name="T8">Storag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7" draw:text-style-name="P17" draw:layer="layout" svg:width="2.437cm" svg:height="0.975cm" svg:x="14.736cm" svg:y="2.511cm">
          <draw:text-box>
            <text:p><text:span text:style-name="T9">aPhone</text:span></text:p>
          </draw:text-box>
        </draw:frame>
        <presentation:notes draw:style-name="dp2">
          <draw:page-thumbnail draw:style-name="gr28"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ntium" svg:font-family="Gentium" style:font-pitch="variable"/>
    <style:font-face style:name="Gentium Basic" svg:font-family="'Gentium Basic'" style:font-pitch="variable"/>
    <style:font-face style:name="Liberation Sans1" svg:font-family="'Liberation Sans'" style:font-pitch="variable"/>
    <style:font-face style:name="Roboto Light" svg:font-family="'Robo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0T00:54:43.503861449</meta:creation-date>
    <dc:date>2015-08-10T14:28:15.342926189</dc:date>
    <meta:editing-duration>PT30M11S</meta:editing-duration>
    <meta:editing-cycles>4</meta:editing-cycles>
    <meta:generator>LibreOffice/4.3.3.2$Linux_X86_64 LibreOffice_project/430m0$Build-2</meta:generator>
    <meta:document-statistic meta:object-count="71"/>
  </office:meta>
</office:document-meta>
</file>